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45cm" fo:min-width="1.3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25cm" fo:min-width="25.9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4.25cm" fo:min-width="18.5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2.45cm" fo:min-width="7.3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7.4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6.25cm" fo:min-width="7.3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6.05cm" fo:min-width="25.9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25cm" fo:min-width="3.893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2.25cm" fo:min-width="7.3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1.053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2.65cm" fo:min-width="2.6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0.83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1.086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9.25cm" fo:min-width="39.5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1.79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1.25cm" fo:min-width="1.789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676cm" fo:min-width="15.662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2.05cm" fo:min-width="39.5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5.7cm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2.7cm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6.25cm" fo:min-width="39.5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1.124cm" fo:min-width="25.9cm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12.5cm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0.624cm" fo:min-width="2.6cm"/>
    </style:style>
    <style:style style:name="gr25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7.3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.8cm" svg:height="1.7cm" svg:x="26.3cm" svg:y="1.6cm">
          <text:p text:style-name="P1">Icone</text:p>
          <text:p text:style-name="P1">logi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6.4cm" svg:height="2.5cm" svg:x="6.8cm" svg:y="20.7cm">
          <text:p text:style-name="P1">Text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9cm" svg:height="4.5cm" svg:x="7cm" svg:y="23.8cm">
          <text:p text:style-name="P1">Image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8cm" svg:height="12.7cm" svg:x="6.8cm" svg:y="3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7.9cm" svg:height="1.2cm" svg:x="6.8cm" svg:y="33.6cm">
          <text:p text:style-name="P1">Sous-titre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7.8cm" svg:height="6.5cm" svg:x="6.8cm" svg:y="37.3cm">
          <text:p text:style-name="P1">Ima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26.4cm" svg:height="6.3cm" svg:x="6.8cm" svg:y="23.8cm">
          <text:p text:style-name="P1">Image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393cm" svg:height="1.5cm" svg:x="8.442cm" svg:y="35.8cm">
          <text:p text:style-name="P1">Titre artic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7.8cm" svg:height="2.5cm" svg:x="6.8cm" svg:y="43.8cm">
          <text:p text:style-name="P1">Tex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1.553cm" svg:height="1.6cm" svg:x="9.3cm" svg:y="46.6cm">
          <text:p text:style-name="P1">Face</text:p>
          <text:p text:style-name="P1">boo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3.1cm" svg:height="2.9cm" svg:x="2.6cm" svg:y="1cm">
          <text:p text:style-name="P1">Log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1.33cm" svg:height="1.6cm" svg:x="11.2cm" svg:y="46.6cm">
          <text:p text:style-name="P1">Twit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1.586cm" svg:height="1.6cm" svg:x="12.85cm" svg:y="46.6cm">
          <text:p text:style-name="P1">Voi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40cm" svg:height="9.5cm" svg:x="0cm" svg:y="51.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2.29cm" svg:height="1.6cm" svg:x="14.037cm" svg:y="58.3cm">
          <text:p text:style-name="P1">LinkD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2.289cm" svg:height="1.5cm" svg:x="2.502cm" svg:y="58.3cm">
          <text:p text:style-name="P1">Twitt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2.29cm" svg:height="1.6cm" svg:x="24.769cm" svg:y="58.3cm">
          <text:p text:style-name="P1">GitH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2.29cm" svg:height="1.6cm" svg:x="34.874cm" svg:y="58.3cm">
          <text:p text:style-name="P1">Stack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16.162cm" svg:height="0.926cm" svg:x="11.717cm" svg:y="56.6cm">
          <text:p text:style-name="P1">Crédits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40cm" svg:height="2.3cm" svg:x="0cm" svg:y="4.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6.2cm" svg:height="1.6cm" svg:x="28.7cm" svg:y="1.6cm">
          <text:p text:style-name="P1">Recherch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8cm" svg:height="1.7cm" svg:x="35.4cm" svg:y="1.6cm">
          <text:p text:style-name="P1">Icone</text:p>
          <text:p text:style-name="P1">Rchr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2cm" svg:height="1.2cm" svg:x="2.6cm" svg:y="5.3cm">
          <text:p text:style-name="P1">Lien 1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2cm" svg:height="1.2cm" svg:x="6.5cm" svg:y="5.3cm">
          <text:p text:style-name="P1">Lien 2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2cm" svg:height="1.2cm" svg:x="10.3cm" svg:y="5.3cm">
          <text:p text:style-name="P1">Lien 3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2cm" svg:height="1.2cm" svg:x="14.1cm" svg:y="5.3cm">
          <text:p text:style-name="P1">Lien 4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40cm" svg:height="6.5cm" svg:x="0cm" svg:y="7.1cm">
          <text:p text:style-name="P1"/>
          <text:p text:style-name="P1"/>
          <text:p text:style-name="P1"/>
          <text:p text:style-name="P1"/>
          <text:p text:style-name="P1"/>
          <text:p text:style-name="P1">Image de fond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26.4cm" svg:height="1.374cm" svg:x="6.8cm" svg:y="9.826cm">
          <text:p text:style-name="P1">Slogan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13cm" svg:height="1.2cm" svg:x="13.3cm" svg:y="8.326cm">
          <text:p text:style-name="P1">Titre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1cm" svg:height="2.9cm" svg:x="6.8cm" svg:y="15.5cm">
          <text:p text:style-name="P1">Call to</text:p>
          <text:p text:style-name="P1">ac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3.1cm" svg:height="2.9cm" svg:x="18.3cm" svg:y="15.5cm">
          <text:p text:style-name="P1">Call to</text:p>
          <text:p text:style-name="P1">ac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3.1cm" svg:height="2.9cm" svg:x="6.8cm" svg:y="15.5cm">
          <text:p text:style-name="P1">Call to</text:p>
          <text:p text:style-name="P1">ac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3.1cm" svg:height="2.9cm" svg:x="30.1cm" svg:y="15.5cm">
          <text:p text:style-name="P1">Call to</text:p>
          <text:p text:style-name="P1">ac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" draw:layer="layout" svg:width="3.1cm" svg:height="0.874cm" svg:x="18.3cm" svg:y="18.526cm">
          <text:p text:style-name="P1">Texte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3.1cm" svg:height="0.874cm" svg:x="6.8cm" svg:y="18.526cm">
          <text:p text:style-name="P1">Texte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3.1cm" svg:height="0.874cm" svg:x="30.1cm" svg:y="18.526cm">
          <text:p text:style-name="P1">Texte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7.8cm" svg:height="1cm" svg:x="6.8cm" svg:y="51.8cm">
          <text:p text:style-name="P1">Lie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" draw:layer="layout" svg:width="7.8cm" svg:height="1cm" svg:x="6.8cm" svg:y="53.1cm">
          <text:p text:style-name="P1">Lie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" draw:layer="layout" svg:width="7.8cm" svg:height="1cm" svg:x="6.8cm" svg:y="54.5cm">
          <text:p text:style-name="P1">Lie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" draw:layer="layout" svg:width="7.8cm" svg:height="1cm" svg:x="25.4cm" svg:y="51.8cm">
          <text:p text:style-name="P1">Lie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" draw:layer="layout" svg:width="7.8cm" svg:height="1cm" svg:x="25.4cm" svg:y="53.1cm">
          <text:p text:style-name="P1">Lie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" draw:layer="layout" svg:width="7.8cm" svg:height="1cm" svg:x="25.4cm" svg:y="54.5cm">
          <text:p text:style-name="P1">Lie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" draw:layer="layout" svg:width="7.8cm" svg:height="1cm" svg:x="16.1cm" svg:y="51.8cm">
          <text:p text:style-name="P1">Lie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" draw:layer="layout" svg:width="7.8cm" svg:height="1cm" svg:x="16.1cm" svg:y="53.1cm">
          <text:p text:style-name="P1">Lie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" draw:layer="layout" svg:width="7.8cm" svg:height="1cm" svg:x="16.1cm" svg:y="54.5cm">
          <text:p text:style-name="P1">Lie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7.8cm" svg:height="12.7cm" svg:x="25.3cm" svg:y="3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7.8cm" svg:height="6.5cm" svg:x="25.3cm" svg:y="37.3cm">
          <text:p text:style-name="P1">Ima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4.393cm" svg:height="1.5cm" svg:x="26.942cm" svg:y="35.8cm">
          <text:p text:style-name="P1">Titre artic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7.8cm" svg:height="2.5cm" svg:x="25.3cm" svg:y="43.8cm">
          <text:p text:style-name="P1">Tex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1.553cm" svg:height="1.6cm" svg:x="27.8cm" svg:y="46.6cm">
          <text:p text:style-name="P1">Face</text:p>
          <text:p text:style-name="P1">boo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1.33cm" svg:height="1.6cm" svg:x="29.7cm" svg:y="46.6cm">
          <text:p text:style-name="P1">Twit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1.586cm" svg:height="1.6cm" svg:x="31.35cm" svg:y="46.6cm">
          <text:p text:style-name="P1">Voi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7.8cm" svg:height="12.7cm" svg:x="16cm" svg:y="3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7.8cm" svg:height="6.5cm" svg:x="16cm" svg:y="37.3cm">
          <text:p text:style-name="P1">Ima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4.393cm" svg:height="1.5cm" svg:x="17.642cm" svg:y="35.8cm">
          <text:p text:style-name="P1">Titre artic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7.8cm" svg:height="2.5cm" svg:x="16cm" svg:y="43.8cm">
          <text:p text:style-name="P1">Tex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1.553cm" svg:height="1.6cm" svg:x="18.5cm" svg:y="46.6cm">
          <text:p text:style-name="P1">Face</text:p>
          <text:p text:style-name="P1">boo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1.33cm" svg:height="1.6cm" svg:x="20.4cm" svg:y="46.6cm">
          <text:p text:style-name="P1">Twit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1.586cm" svg:height="1.6cm" svg:x="22.05cm" svg:y="46.6cm">
          <text:p text:style-name="P1">Voir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cm" fo:page-height="6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2T14:10:12.064774520</meta:creation-date>
    <dc:date>2018-10-02T14:32:18.349847897</dc:date>
    <meta:editing-duration>PT18M49S</meta:editing-duration>
    <meta:editing-cycles>3</meta:editing-cycles>
    <meta:generator>LibreOffice/5.1.6.2$Linux_X86_64 LibreOffice_project/10m0$Build-2</meta:generator>
    <meta:document-statistic meta:object-count="59"/>
  </office:meta>
</office:document-meta>
</file>